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m Project</text:p>
      <text:p text:style-name="Standard">Alarm &amp; Stop Watch</text:p>
      <text:p text:style-name="Standard"/>
      <text:p text:style-name="Standard">Team digiver</text:p>
      <text:p text:style-name="Standard"/>
      <text:p text:style-name="Standard"/>
      <text:p text:style-name="Standard"/>
      <text:p text:style-name="Standard"/>
      <text:p text:style-name="Standard"/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Table_20_Contents"><text:s/>학번</text:p>
          </table:table-cell>
          <table:table-cell table:style-name="표1.A1" office:value-type="string">
            <text:p text:style-name="Table_20_Contents">이름</text:p>
          </table:table-cell>
          <table:table-cell table:style-name="표1.C1" office:value-type="string">
            <text:p text:style-name="Table_20_Contents">Github ID</text:p>
          </table:table-cell>
        </table:table-row>
        <table:table-row>
          <table:table-cell table:style-name="표1.A2" office:value-type="string">
            <text:p text:style-name="Table_20_Contents">0692024</text:p>
          </table:table-cell>
          <table:table-cell table:style-name="표1.A2" office:value-type="string">
            <text:p text:style-name="Table_20_Contents">심규민</text:p>
          </table:table-cell>
          <table:table-cell table:style-name="표1.C2" office:value-type="string">
            <text:p text:style-name="Table_20_Contents">sikumi@naver.com</text:p>
          </table:table-cell>
        </table:table-row>
        <table:table-row>
          <table:table-cell table:style-name="표1.A2" office:value-type="string">
            <text:p text:style-name="Table_20_Contents">0992006</text:p>
          </table:table-cell>
          <table:table-cell table:style-name="표1.A2" office:value-type="string">
            <text:p text:style-name="Table_20_Contents">김별</text:p>
          </table:table-cell>
          <table:table-cell table:style-name="표1.C2" office:value-type="string">
            <text:p text:style-name="Table_20_Contents">bowi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프로젝트 목적</text:p>
      <text:p text:style-name="Standard"/>
      <text:p text:style-name="Standard">2.프로젝트 소개</text:p>
      <text:p text:style-name="Standard"/>
      <text:p text:style-name="Standard">3.하드웨어 구조</text:p>
      <text:p text:style-name="Standard"/>
      <text:p text:style-name="Standard">4.소프트웨어 구조</text:p>
      <text:p text:style-name="Standard"/>
      <text:p text:style-name="Standard">5.개발 환경 구축</text:p>
      <text:p text:style-name="Standard"/>
      <text:p text:style-name="Standard">6.미 구현된 기능</text:p>
      <text:p text:style-name="Standard"/>
      <text:p text:style-name="Standard">7.테스트 계획</text:p>
      <text:p text:style-name="Standard"/>
      <text:p text:style-name="Standard">8.사용법</text:p>
      <text:p text:style-name="Standard"/>
      <text:p text:style-name="Standard">9.구현 결과</text:p>
      <text:p text:style-name="Standard"/>
      <text:p text:style-name="Standard">10. 참고 자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8:20:39</meta:creation-date>
    <dc:date>2012-12-19T18:29:21</dc:date>
    <meta:editing-duration>PT3M23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2" meta:paragraph-count="22" meta:word-count="40" meta:character-count="183" meta:non-whitespace-character-count="164"/>
  </office:meta>
</office:document-meta>
</file>